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d20a" officeooo:paragraph-rsid="0009d20a"/>
    </style:style>
    <style:style style:name="P2" style:family="paragraph" style:parent-style-name="Text_20_body">
      <style:text-properties officeooo:rsid="000a1b91" officeooo:paragraph-rsid="000a1b91"/>
    </style:style>
    <style:style style:name="T1" style:family="text">
      <style:text-properties officeooo:rsid="0009d20a"/>
    </style:style>
    <style:style style:name="T2" style:family="text">
      <style:text-properties officeooo:rsid="000a1b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aya ingin membuat program OOP dimana saya ingin membuat program rivet joint. Ada 2 jenis rivet joint yaitu Butt Joint dan Lap joint</text:p>
      <text:p text:style-name="P2">data yang diketahui : </text:p>
      <text:p text:style-name="P2"><text:tab/><text:tab/><text:tab/>P = Tekanan Boiler (Mpa)</text:p>
      <text:p text:style-name="P2"><text:tab/><text:tab/><text:tab/>TT = Tegangan tekan (N/mm^2)</text:p>
      <text:p text:style-name="P2"><text:tab/><text:tab/><text:tab/>TG = Tegangan Geser (N/mm^2)</text:p>
      <text:p text:style-name="P2"><text:tab/><text:tab/><text:tab/>TC = Tegangan Crushing (N/mm^2)</text:p>
      <text:p text:style-name="P2"><text:tab/><text:tab/><text:tab/>Efisiensi = Efisiensi Sambungan (%)</text:p>
      <text:p text:style-name="Text_20_body">1. Lap Joint :</text:p>
      <text:p text:style-name="Text_20_body"><text:tab/><text:tab/><text:span text:style-name="T1">Jenis kolom : Single, Double,Triple</text:span></text:p>
      <text:p text:style-name="Text_20_body"><text:tab/><text:tab/><text:span text:style-name="T1">Jenis sambungan : chain,zigzag</text:span></text:p>
      <text:p text:style-name="Text_20_body"><text:tab/><text:tab/><text:span text:style-name="T1">Jenis shear : single,double </text:span></text:p>
      <text:p text:style-name="P1">2. Butt Joint :</text:p>
      <text:p text:style-name="P1"><text:tab/><text:tab/>Jenis kolom : Single, Double, Triple</text:p>
      <text:p text:style-name="P1"><text:tab/><text:tab/>Jenis sambungan : chain, zig zag</text:p>
      <text:p text:style-name="P1"><text:tab/><text:tab/>Jenis Strap : single, double </text:p>
      <text:p text:style-name="P1"><text:tab/><text:tab/>Jenis shear : single, double 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9T08:23:14.060847257</meta:creation-date>
    <dc:date>2025-03-19T08:40:44.560656885</dc:date>
    <meta:editing-duration>PT4M33S</meta:editing-duration>
    <meta:editing-cycles>1</meta:editing-cycles>
    <meta:document-statistic meta:table-count="0" meta:image-count="0" meta:object-count="0" meta:page-count="1" meta:paragraph-count="16" meta:word-count="95" meta:character-count="577" meta:non-whitespace-character-count="465"/>
    <meta:generator>LibreOffice/6.4.7.2$Linux_X86_64 LibreOffice_project/40$Build-2</meta:generator>
  </office:meta>
</office:document-meta>
</file>